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800000001533EF778679B483CEE.png" manifest:media-type="image/png"/>
  <manifest:file-entry manifest:full-path="Pictures/100002010000009F0000009AEBC23B6E6EFBA93F.png" manifest:media-type="image/png"/>
  <manifest:file-entry manifest:full-path="Pictures/10000201000003380000009E41E28611554BD4A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loext:opacity="100%" fo:font-size="10pt" style:font-size-asian="10pt" style:font-size-complex="10pt"/>
    </style:style>
    <style:style style:name="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/>
      <style:text-properties officeooo:paragraph-rsid="00468710"/>
    </style:style>
    <style:style style:name="P7" style:family="paragraph" style:parent-style-name="Standard">
      <style:paragraph-properties fo:line-height="150%"/>
      <style:text-properties officeooo:rsid="002eda37" officeooo:paragraph-rsid="00472db6"/>
    </style:style>
    <style:style style:name="P8" style:family="paragraph" style:parent-style-name="Standard">
      <style:text-properties officeooo:paragraph-rsid="00472db6"/>
    </style:style>
    <style:style style:name="P9" style:family="paragraph" style:parent-style-name="Standard">
      <style:paragraph-properties fo:line-height="150%"/>
      <style:text-properties officeooo:rsid="00472db6" officeooo:paragraph-rsid="00472db6"/>
    </style:style>
    <style:style style:name="P10" style:family="paragraph" style:parent-style-name="Heading_20_2">
      <style:paragraph-properties fo:line-height="150%"/>
      <style:text-properties officeooo:paragraph-rsid="001be70b"/>
    </style:style>
    <style:style style:name="P11" style:family="paragraph" style:parent-style-name="Heading_20_2">
      <style:paragraph-properties fo:line-height="150%"/>
      <style:text-properties officeooo:paragraph-rsid="0029edc7"/>
    </style:style>
    <style:style style:name="P12" style:family="paragraph" style:parent-style-name="Title" style:master-page-name="Standard">
      <style:paragraph-properties fo:line-height="150%" style:page-number="1"/>
      <style:text-properties fo:font-size="26pt" officeooo:rsid="00472db6" officeooo:paragraph-rsid="0043ad1e" style:font-size-asian="26pt" style:font-size-complex="26pt"/>
    </style:style>
    <style:style style:name="P13" style:family="paragraph" style:parent-style-name="Standard">
      <style:text-properties officeooo:paragraph-rsid="00472db6"/>
    </style:style>
    <style:style style:name="P14" style:family="paragraph" style:parent-style-name="Standard">
      <style:text-properties officeooo:paragraph-rsid="004a30d4"/>
    </style:style>
    <style:style style:name="P15" style:family="paragraph" style:parent-style-name="Standard">
      <style:text-properties officeooo:rsid="004a30d4" officeooo:paragraph-rsid="004a30d4"/>
    </style:style>
    <style:style style:name="P16" style:family="paragraph" style:parent-style-name="Standard">
      <style:paragraph-properties fo:line-height="150%"/>
      <style:text-properties officeooo:paragraph-rsid="003f302e"/>
    </style:style>
    <style:style style:name="P17" style:family="paragraph" style:parent-style-name="Standard">
      <style:text-properties officeooo:rsid="004bf5e7" officeooo:paragraph-rsid="004bf5e7"/>
    </style:style>
    <style:style style:name="P18" style:family="paragraph" style:parent-style-name="Standard">
      <style:text-properties officeooo:rsid="004db265" officeooo:paragraph-rsid="004db265"/>
    </style:style>
    <style:style style:name="P19" style:family="paragraph" style:parent-style-name="Standard">
      <style:text-properties officeooo:rsid="004ee30d" officeooo:paragraph-rsid="004ee30d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officeooo:rsid="00472db6"/>
    </style:style>
    <style:style style:name="T4" style:family="text">
      <style:text-properties fo:color="#ffffff" loext:opacity="100%" fo:font-weight="bold" style:font-weight-asian="bold"/>
    </style:style>
    <style:style style:name="T5" style:family="text">
      <style:text-properties officeooo:rsid="002174df"/>
    </style:style>
    <style:style style:name="T6" style:family="text">
      <style:text-properties officeooo:rsid="0022edd3"/>
    </style:style>
    <style:style style:name="T7" style:family="text">
      <style:text-properties fo:font-size="16pt" fo:font-weight="normal" officeooo:rsid="00472db6" style:font-size-asian="16pt" style:font-weight-asian="normal" style:font-size-complex="16pt"/>
    </style:style>
    <style:style style:name="T8" style:family="text">
      <style:text-properties officeooo:rsid="0043ad1e"/>
    </style:style>
    <style:style style:name="T9" style:family="text">
      <style:text-properties fo:color="#000080" loext:opacity="100%" fo:language="zxx" fo:country="none" style:text-underline-style="solid" style:text-underline-width="auto" style:text-underline-color="font-color" officeooo:rsid="0043ad1e" style:language-asian="zxx" style:country-asian="none"/>
    </style:style>
    <style:style style:name="T10" style:family="text">
      <style:text-properties officeooo:rsid="0048e159"/>
    </style:style>
    <style:style style:name="T11" style:family="text">
      <style:text-properties officeooo:rsid="004a30d4"/>
    </style:style>
    <style:style style:name="T12" style:family="text">
      <style:text-properties officeooo:rsid="004a73ff"/>
    </style:style>
    <style:style style:name="T13" style:family="text">
      <style:text-properties officeooo:rsid="004bf5e7"/>
    </style:style>
    <style:style style:name="T14" style:family="text">
      <style:text-properties officeooo:rsid="0050cf1d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libreria ML de PySpark</text:p>
      <text:p text:style-name="P11"><text:span text:style-name="T5">Part</text:span> 1. <text:span text:style-name="T7">Pràctica</text:span></text:p>
      <text:p text:style-name="P7"><text:span text:style-name="T8">De</text:span><text:span text:style-name="T3">scarrega:</text:span><text:span text:style-name="T8"> </text:span><text:a xlink:type="simple" xlink:href="https://archive.ics.uci.edu/ml/datasets/covertype" text:style-name="Standard" text:visited-style-name="Standard"><text:span text:style-name="T9">https://archive.ics.uci.edu/ml/datasets/covertype</text:span></text:a></text:p>
      <text:p text:style-name="P8"/>
      <text:p text:style-name="P8">1. Carrega l’arxiu a un spark dataframe directament i carrega l’arxiu passant per un pas intermig de crear un format parquet i després el spark dataframe. Són els 2 dataframes iguals?</text:p>
      <text:p text:style-name="P8"/>
      <text:p text:style-name="P8">2. Elimina un dels 2 dataframe i realitza un EDA.</text:p>
      <text:p text:style-name="P8"/>
      <text:p text:style-name="P8">3. Elimina duplicats si n’hi ha. Busca outliers i, <text:span text:style-name="T10">si n’hi ha,</text:span> tracta’ls.</text:p>
      <text:p text:style-name="P8"/>
      <text:p text:style-name="P8"><text:span text:style-name="T14">4</text:span>. Problema de classificació <text:span text:style-name="T11">de la</text:span> variable COVER TYPE amb algoritme <text:span text:style-name="T11">Regressió Logística</text:span> <text:span text:style-name="T11">del </text:span>modul ML de PySpark.</text:p>
      <text:p text:style-name="P19">Import pyspark.ml.classification as cl</text:p>
      <text:p text:style-name="P8">Fixa’t en com es fa <text:span text:style-name="T11">per</text:span> agrupar <text:span text:style-name="T11">i manipular</text:span> les features a Spark. </text:p>
      <text:p text:style-name="P15">Fixa’t en la transformació VectorAssembler.</text:p>
      <text:p text:style-name="P8">Fixa’t amb la transformació Pipeline.</text:p>
      <text:p text:style-name="P8"/>
      <text:p text:style-name="P8"><text:span text:style-name="T14">5.</text:span> Problema de classificació <text:span text:style-name="T11">de la variable </text:span>COVER TYPE amb algoritme <text:span text:style-name="T11">Random forest</text:span> amb modul ML de PySpark.</text:p>
      <text:p text:style-name="P14"/>
      <text:p text:style-name="P14"><text:span text:style-name="T14">6</text:span><text:span text:style-name="T11">. </text:span>Comparativa de les métriques d’error.</text:p>
      <text:p text:style-name="P8"/>
      <text:p text:style-name="P8"><text:span text:style-name="T14">7</text:span>. «<text:span text:style-name="T13">Hyperparameters-tuning</text:span>» amb modul ML.<text:span text:style-name="T13">tuning</text:span> de PySpark</text:p>
      <text:p text:style-name="P17">Necessites fer: import pyspark.ml.tuning</text:p>
      <text:p text:style-name="P17">Es proposa fer un «grid» al problema de classificació amb Regressió Logística.</text:p>
      <text:p text:style-name="P18">Fixa’t en regParam i en elasticNetParam per afegir rangs al objecte del <text:span text:style-name="T13">«grid».</text:span></text:p>
      <text:p text:style-name="P8"/>
      <text:p text:style-name="P14"><text:span text:style-name="T14">8</text:span>. Problema de regressió <text:span text:style-name="T11">de la </text:span>variable ELEVATION amb <text:span text:style-name="T11">algoritme Random forest regressor del </text:span>modul ML de PySpark</text:p>
      <text:p text:style-name="P14"/>
      <text:p text:style-name="P14"/>
      <text:p text:style-name="P8"/>
      <text:p text:style-name="P8"><text:soft-page-break/></text:p>
      <text:p text:style-name="P8"/>
      <text:p text:style-name="P14"><text:span text:style-name="T14">9</text:span>. Problema de regressió <text:span text:style-name="T11">de la </text:span>variable ELEVATION amb <text:span text:style-name="T11">algoritme Gradient-boosted Tree regressor del </text:span>modul ML de PySpark</text:p>
      <text:p text:style-name="P14"/>
      <text:p text:style-name="P14"><text:span text:style-name="T12">1</text:span><text:span text:style-name="T14">0</text:span>. Comparativa de les métriques d’error.</text:p>
      <text:p text:style-name="P14"/>
      <text:p text:style-name="P8"/>
      <text:p text:style-name="P8">1<text:span text:style-name="T14">1</text:span>. Clustering</text:p>
      <text:p text:style-name="P18">import pyspark.ml.clustering</text:p>
      <text:p text:style-name="P18">Fer un k-means de 7 centroides del mateix DataFrame del inici de la pràctica, què observes?</text:p>
      <text:p text:style-name="P7"/>
      <text:p text:style-name="P16"/>
      <text:p text:style-name="P10"><text:span text:style-name="T6">Part</text:span> 2. <text:span text:style-name="T3">Ampliació</text:span></text:p>
      <text:p text:style-name="P9">Prova els efectes tant en temps de càlcul com en mètriques d’error de tècniques de cross-validation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loext:opacity="100%" fo:font-size="10pt" style:font-size-asian="10pt" style:font-size-complex="10pt"/>
    </style:style>
    <style:style style:name="M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officeooo:rsid="00472db6"/>
    </style:style>
    <style:style style:name="MT4" style:family="text">
      <style:text-properties fo:color="#ffffff" loext:opacity="100%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018cm" svg:y="-0.026cm" svg:width="21.034cm" svg:height="3.992cm" draw:z-index="9"><draw:image xlink:href="Pictures/1000020100000800000001533EF778679B483CEE.png" xlink:type="simple" xlink:show="embed" xlink:actuate="onLoad" draw:mime-type="image/png"/></draw:frame></text:p>
        <text:p text:style-name="MP2"><draw:frame draw:style-name="Mfr2" draw:name="image2.png" text:anchor-type="char" svg:x="14.182cm" svg:y="0.51cm" svg:width="1.732cm" svg:height="1.679cm" draw:z-index="7"><draw:image xlink:href="Pictures/100002010000009F0000009AEBC23B6E6EFBA93F.png" xlink:type="simple" xlink:show="embed" xlink:actuate="onLoad" draw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<text:span text:style-name="MT3">PySpark</text:span> 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5"><draw:image xlink:href="Pictures/1000020100000800000001533EF778679B483CEE.png" xlink:type="simple" xlink:show="embed" xlink:actuate="onLoad" draw:mime-type="image/png"/></draw:frame><draw:frame draw:style-name="Mfr2" draw:name="image1.png" text:anchor-type="char" svg:x="5.526cm" svg:y="1.349cm" svg:width="4.854cm" svg:height="0.926cm" draw:z-index="3"><draw:image xlink:href="Pictures/10000201000003380000009E41E28611554BD4A4.png" xlink:type="simple" xlink:show="embed" xlink:actuate="onLoad" draw:mime-type="image/png"/></draw:frame><text:bookmark-end text:name="_wagfffk5zebw"/></text:p>
        <text:p text:style-name="MP4"><text:span text:style-name="MT4">Pàgina </text:span><text:page-number text:select-page="current">2</text:page-number><draw:frame draw:style-name="Mfr2" draw:name="Image1" text:anchor-type="char" svg:x="-9.955cm" svg:y="1.901cm" svg:width="26.194cm" svg:height="5.191cm" draw:z-index="1"><draw:image xlink:href="Pictures/1000020100000800000001533EF778679B483CEE.png" xlink:type="simple" xlink:show="embed" xlink:actuate="onLoad" draw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3-03-08T15:01:21.420000000</dc:date>
    <meta:editing-duration>PT2H38M52S</meta:editing-duration>
    <meta:editing-cycles>44</meta:editing-cycles>
    <meta:document-statistic meta:table-count="0" meta:image-count="5" meta:object-count="0" meta:page-count="2" meta:paragraph-count="29" meta:word-count="266" meta:character-count="1732" meta:non-whitespace-character-count="1493"/>
  </office:meta>
</office:document-meta>
</file>